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tarSymbol" svg:font-family="Star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office:font-face-decls>
  <office:automatic-styles>
    <style:style style:name="P1" style:family="paragraph" style:parent-style-name="Footer">
      <style:paragraph-properties fo:text-align="center" style:justify-single-word="false"/>
      <style:text-properties style:font-name="Times New Roman1" fo:font-size="12pt" officeooo:paragraph-rsid="0023dbba" style:font-size-asian="12pt" style:font-size-complex="12pt"/>
    </style:style>
    <style:style style:name="P2" style:family="paragraph" style:parent-style-name="Footer">
      <style:paragraph-properties fo:text-align="center" style:justify-single-word="false"/>
      <style:text-properties style:font-name="Times New Roman1" fo:font-size="14pt" fo:language="ru" fo:country="RU" officeooo:rsid="000c203b" officeooo:paragraph-rsid="000c203b" style:font-size-asian="14pt" style:font-size-complex="14pt"/>
    </style:style>
    <style:style style:name="P3" style:family="paragraph" style:parent-style-name="ГОСТ_5f_абзац_5f_Водолазов">
      <style:paragraph-properties fo:text-align="justify" style:justify-single-word="false"/>
      <style:text-properties fo:font-variant="normal" fo:text-transform="none" fo:color="#000000" loext:opacity="100%" style:font-name="Times New Roman1" fo:font-size="14pt" fo:letter-spacing="normal" fo:font-style="normal" fo:font-weight="bold" officeooo:rsid="00e809c7" officeooo:paragraph-rsid="00e809c7"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1" fo:font-size="14pt" officeooo:paragraph-rsid="00f18280" style:font-size-asian="14pt" style:font-size-complex="14pt"/>
    </style:style>
    <style:style style:name="P5" style:family="paragraph" style:parent-style-name="Standard" style:master-page-name="ГОСТ_5f_Первая_20_Страница_5f__20_Гусев_20_Данила_20_Александрович_20_21ПИ1">
      <style:paragraph-properties fo:text-align="center" style:justify-single-word="false" style:page-number="auto"/>
      <style:text-properties style:font-name="Times New Roman1" fo:font-size="14pt" officeooo:paragraph-rsid="00f18280" style:font-size-asian="14pt" style:font-size-complex="14pt"/>
    </style:style>
    <style:style style:name="P6" style:family="paragraph" style:parent-style-name="Standard">
      <style:paragraph-properties fo:margin-left="7.001cm" fo:margin-right="0cm" fo:text-align="start" style:justify-single-word="false" fo:text-indent="1.251cm" style:auto-text-indent="false"/>
      <style:text-properties style:font-name="Times New Roman1" fo:font-size="14pt" officeooo:paragraph-rsid="00f18280" style:font-size-asian="14pt" style:font-size-complex="14pt"/>
    </style:style>
    <style:style style:name="P7" style:family="paragraph" style:parent-style-name="Standard">
      <style:paragraph-properties fo:margin-left="7.001cm" fo:margin-right="0cm" fo:text-align="start" style:justify-single-word="false" fo:text-indent="0cm" style:auto-text-indent="false"/>
      <style:text-properties style:font-name="Times New Roman1" fo:font-size="14pt" officeooo:paragraph-rsid="00f18280" style:font-size-asian="14pt" style:font-size-complex="14pt"/>
    </style:style>
    <style:style style:name="P8" style:family="paragraph" style:parent-style-name="Standard">
      <style:paragraph-properties fo:text-indent="0cm" style:auto-text-indent="false"/>
      <style:text-properties style:font-name="Times New Roman1" fo:font-size="14pt" officeooo:paragraph-rsid="00f18280" style:font-size-asian="14pt" style:font-size-complex="14pt"/>
    </style:style>
    <style:style style:name="P9" style:family="paragraph" style:parent-style-name="Standard">
      <style:paragraph-properties fo:margin-left="7.001cm" fo:margin-right="0cm" fo:text-align="start" style:justify-single-word="false" fo:text-indent="1.251cm" style:auto-text-indent="false"/>
      <style:text-properties style:font-name="Times New Roman1" fo:font-size="14pt" fo:language="ru" fo:country="RU" officeooo:rsid="01964a65" officeooo:paragraph-rsid="00f18280" style:font-size-asian="14pt" style:font-size-complex="14pt"/>
    </style:style>
    <style:style style:name="P10" style:family="paragraph" style:parent-style-name="ГОСТ_5f_Обычный_5f_Гусев_20_Данила_20_Александрович_20_21ПИ1">
      <style:paragraph-properties fo:margin-left="7.001cm" fo:margin-right="0cm" fo:text-align="start" style:justify-single-word="false" fo:text-indent="1.251cm" style:auto-text-indent="false"/>
      <style:text-properties style:font-name="Times New Roman1" fo:font-size="14pt" officeooo:paragraph-rsid="00f18280" style:font-size-asian="14pt" style:font-size-complex="14pt"/>
    </style:style>
    <style:style style:name="P11" style:family="paragraph" style:parent-style-name="ГОСТ_5f_Обычный_5f_Гусев_20_Данила_20_Александрович_20_21ПИ1">
      <style:text-properties style:font-name="Times New Roman1" fo:font-size="14pt" officeooo:paragraph-rsid="00f18280" style:font-size-asian="14pt" style:font-size-complex="14pt"/>
    </style:style>
    <style:style style:name="P12" style:family="paragraph" style:parent-style-name="ГОСТ_5f_Обычный_5f_Гусев_20_Данила_20_Александрович_20_21ПИ1">
      <style:paragraph-properties fo:text-indent="0cm" style:auto-text-indent="false"/>
      <style:text-properties style:font-name="Times New Roman1" fo:font-size="14pt" officeooo:paragraph-rsid="00f18280" style:font-size-asian="14pt" style:font-size-complex="14pt"/>
    </style:style>
    <style:style style:name="P13" style:family="paragraph" style:parent-style-name="ГОСТ_5f_Обычный_5f_Гусев_20_Данила_20_Александрович_20_21ПИ1">
      <style:paragraph-properties fo:text-align="center" style:justify-single-word="false"/>
      <style:text-properties style:font-name="Times New Roman1" fo:font-size="14pt" officeooo:paragraph-rsid="00f18280" style:font-size-asian="14pt" style:font-size-complex="14pt"/>
    </style:style>
    <style:style style:name="P14" style:family="paragraph" style:parent-style-name="ГОСТ_5f_Обычный_5f_Гусев_20_Данила_20_Александрович_20_21ПИ1">
      <style:paragraph-properties fo:margin-left="7.001cm" fo:margin-right="0cm" fo:text-align="start" style:justify-single-word="false" fo:text-indent="1.251cm" style:auto-text-indent="false"/>
      <style:text-properties style:font-name="Times New Roman1" fo:font-size="14pt" fo:language="ru" fo:country="RU" officeooo:rsid="0160b9da" officeooo:paragraph-rsid="00f18280" style:font-size-asian="14pt" style:font-size-complex="14pt"/>
    </style:style>
    <style:style style:name="P15" style:family="paragraph" style:parent-style-name="ГОСТ_5f_Обычный_5f_Гусев_20_Данила_20_Александрович_20_21ПИ1">
      <style:paragraph-properties fo:margin-left="0cm" fo:margin-right="0cm" fo:text-indent="0cm" style:auto-text-indent="false"/>
    </style:style>
    <style:style style:name="P16" style:family="paragraph" style:parent-style-name="ГОСТ_5f_абзац_5f_Водолазов">
      <style:paragraph-properties fo:text-align="justify" style:justify-single-word="false" fo:text-indent="0cm" style:auto-text-indent="false"/>
      <style:text-properties fo:font-variant="normal" fo:text-transform="none" fo:color="#000000" loext:opacity="100%" style:font-name="Times New Roman1" fo:font-size="14pt" fo:letter-spacing="normal" fo:font-style="normal" fo:font-weight="normal" officeooo:rsid="00ba6cb9" style:font-size-asian="14pt" style:font-size-complex="14pt"/>
    </style:style>
    <style:style style:name="P17" style:family="paragraph" style:parent-style-name="ГОСТ_5f_абзац_5f_Водолазов">
      <style:paragraph-properties fo:text-align="justify" style:justify-single-word="false" fo:text-indent="0cm" style:auto-text-indent="false"/>
      <style:text-properties fo:font-variant="normal" fo:text-transform="none" fo:color="#000000" loext:opacity="100%" style:font-name="Times New Roman1" fo:font-size="14pt" fo:letter-spacing="normal" fo:font-style="normal" fo:font-weight="normal" officeooo:rsid="00f74c17" officeooo:paragraph-rsid="00f74c17" style:font-size-asian="14pt" style:font-size-complex="14pt"/>
    </style:style>
    <style:style style:name="P18" style:family="paragraph" style:parent-style-name="ГОСТ_5f_абзац_5f_Водолазов">
      <style:paragraph-properties fo:text-align="justify" style:justify-single-word="false" fo:text-indent="0cm" style:auto-text-indent="false"/>
      <style:text-properties fo:font-variant="normal" fo:text-transform="none" fo:color="#000000" loext:opacity="100%" style:font-name="Times New Roman1" fo:font-size="14pt" fo:letter-spacing="normal" fo:font-style="normal" fo:font-weight="bold" officeooo:rsid="00e809c7" officeooo:paragraph-rsid="00e809c7" style:font-size-asian="14pt" style:font-size-complex="14pt"/>
    </style:style>
    <style:style style:name="P19" style:family="paragraph" style:parent-style-name="ГОСТ_5f_абзац_5f_Водолазов">
      <style:paragraph-properties fo:text-align="justify" style:justify-single-word="false" fo:text-indent="0cm" style:auto-text-indent="false"/>
      <style:text-properties fo:font-variant="normal" fo:text-transform="none" fo:color="#000000" loext:opacity="100%" style:font-name="Times New Roman1" fo:font-size="14pt" fo:letter-spacing="normal" fo:font-style="normal" fo:font-weight="bold" officeooo:rsid="00e809c7" officeooo:paragraph-rsid="00e809c7" style:font-size-asian="14pt" style:font-weight-asian="bold" style:font-size-complex="14pt" style:font-weight-complex="bold"/>
    </style:style>
    <style:style style:name="P20" style:family="paragraph" style:parent-style-name="ГОСТ_5f_абзац_5f_Водолазов">
      <style:paragraph-properties fo:text-align="justify" style:justify-single-word="false" fo:text-indent="0cm" style:auto-text-indent="false"/>
      <style:text-properties fo:font-variant="normal" fo:text-transform="none" fo:color="#000000" loext:opacity="100%" style:font-name="Times New Roman1" fo:font-size="14pt" fo:letter-spacing="normal" fo:language="en" fo:country="US" fo:font-style="normal" fo:font-weight="normal" officeooo:rsid="00f80a7b" officeooo:paragraph-rsid="00f80a7b" style:font-size-asian="14pt" style:font-size-complex="14pt"/>
    </style:style>
    <style:style style:name="P21" style:family="paragraph" style:parent-style-name="ГОСТ_5f_абзац_5f_Водолазов">
      <style:paragraph-properties fo:text-align="justify" style:justify-single-word="false" fo:text-indent="0cm" style:auto-text-indent="false"/>
      <style:text-properties fo:font-variant="normal" fo:text-transform="none" fo:color="#000000" loext:opacity="100%" style:font-name="Times New Roman1" fo:font-size="14pt" fo:letter-spacing="normal" fo:language="en" fo:country="US" fo:font-style="normal" fo:font-weight="normal" officeooo:rsid="00f80a7b" officeooo:paragraph-rsid="00fd4681" style:font-size-asian="14pt" style:font-size-complex="14pt"/>
    </style:style>
    <style:style style:name="P22" style:family="paragraph" style:parent-style-name="ГОСТ_5f_абзац_5f_Водолазов">
      <style:paragraph-properties fo:text-align="justify" style:justify-single-word="false"/>
      <style:text-properties fo:font-variant="normal" fo:text-transform="none" fo:color="#000000" loext:opacity="100%" style:font-name="Times New Roman1" fo:font-size="14pt" fo:letter-spacing="normal" fo:language="ru" fo:country="RU" fo:font-style="normal" fo:font-weight="normal" officeooo:rsid="00eaa1e0" officeooo:paragraph-rsid="00eaa1e0" style:font-size-asian="14pt" style:font-weight-asian="normal" style:font-size-complex="14pt" style:font-weight-complex="normal"/>
    </style:style>
    <style:style style:name="P23" style:family="paragraph" style:parent-style-name="ГОСТ_5f_абзац_5f_Водолазов">
      <style:paragraph-properties fo:text-align="justify" style:justify-single-word="false" fo:text-indent="0cm" style:auto-text-indent="false"/>
      <style:text-properties fo:font-variant="normal" fo:text-transform="none" fo:color="#000000" loext:opacity="100%" style:font-name="Times New Roman1" fo:font-size="14pt" fo:letter-spacing="normal" fo:language="ru" fo:country="RU" fo:font-style="normal" fo:font-weight="normal" officeooo:rsid="00eaa1e0" officeooo:paragraph-rsid="00eaa1e0" style:font-size-asian="14pt" style:font-weight-asian="normal" style:font-size-complex="14pt" style:font-weight-complex="normal"/>
    </style:style>
    <style:style style:name="P24" style:family="paragraph" style:parent-style-name="ГОСТ_5f_абзац_5f_Водолазов">
      <style:paragraph-properties fo:text-align="justify" style:justify-single-word="false"/>
      <style:text-properties fo:font-variant="normal" fo:text-transform="none" fo:color="#000000" loext:opacity="100%" style:font-name="Times New Roman1" fo:font-size="14pt" fo:letter-spacing="normal" fo:language="ru" fo:country="RU" fo:font-style="normal" fo:font-weight="normal" officeooo:rsid="00eaa1e0" officeooo:paragraph-rsid="00ef6656" style:font-size-asian="14pt" style:font-weight-asian="normal" style:font-size-complex="14pt" style:font-weight-complex="normal"/>
    </style:style>
    <style:style style:name="P25" style:family="paragraph" style:parent-style-name="ГОСТ_5f_абзац_5f_Водолазов">
      <style:paragraph-properties fo:text-align="justify" style:justify-single-word="false" fo:text-indent="0cm" style:auto-text-indent="false"/>
      <style:text-properties fo:font-variant="normal" fo:text-transform="none" fo:color="#000000" loext:opacity="100%" style:font-name="Times New Roman1" fo:font-size="14pt" fo:letter-spacing="normal" fo:language="ru" fo:country="RU" fo:font-style="normal" fo:font-weight="normal" officeooo:rsid="00eaa1e0" officeooo:paragraph-rsid="00ef6656" style:font-size-asian="14pt" style:font-weight-asian="normal" style:font-size-complex="14pt" style:font-weight-complex="normal"/>
    </style:style>
    <style:style style:name="P26" style:family="paragraph" style:parent-style-name="ГОСТ_5f_абзац_5f_Водолазов">
      <style:paragraph-properties fo:text-align="justify" style:justify-single-word="false" fo:text-indent="0cm" style:auto-text-indent="false"/>
      <style:text-properties fo:font-variant="normal" fo:text-transform="none" fo:color="#000000" loext:opacity="100%" style:font-name="Times New Roman1" fo:font-size="14pt" fo:letter-spacing="normal" fo:language="ru" fo:country="RU" fo:font-style="normal" fo:font-weight="bold" officeooo:rsid="00eaa1e0" officeooo:paragraph-rsid="00ef6656" style:font-size-asian="14pt" style:font-weight-asian="bold" style:font-size-complex="14pt" style:font-weight-complex="bold"/>
    </style:style>
    <style:style style:name="P27" style:family="paragraph" style:parent-style-name="ГОСТ_5f_абзац_5f_Водолазов">
      <style:paragraph-properties fo:text-align="justify" style:justify-single-word="false" fo:text-indent="0cm" style:auto-text-indent="false"/>
      <style:text-properties officeooo:paragraph-rsid="00f80a7b"/>
    </style:style>
    <style:style style:name="T1" style:family="text">
      <style:text-properties fo:font-variant="normal" fo:text-transform="none" fo:color="#000000" loext:opacity="100%" style:font-name="Times New Roman1" fo:font-size="14pt" fo:letter-spacing="normal" fo:language="en" fo:country="US" fo:font-style="normal" fo:font-weight="normal" officeooo:rsid="00f80a7b" style:font-size-asian="14pt" style:font-size-complex="14pt"/>
    </style:style>
    <style:style style:name="T2" style:family="text">
      <style:text-properties fo:font-variant="normal" fo:text-transform="none" fo:color="#000000" loext:opacity="100%" style:font-name="Times New Roman1" fo:font-size="14pt" fo:letter-spacing="normal" fo:language="ru" fo:country="RU" fo:font-style="normal" fo:font-weight="normal" officeooo:rsid="01025113" style:font-size-asian="14pt" style:font-size-complex="14pt"/>
    </style:style>
    <style:style style:name="T3" style:family="text">
      <style:text-properties officeooo:rsid="00eb2944"/>
    </style:style>
    <style:style style:name="T4" style:family="text">
      <style:text-properties officeooo:rsid="00eda08f"/>
    </style:style>
    <style:style style:name="T5" style:family="text">
      <style:text-properties style:font-weight-asian="bold" style:font-weight-complex="bold"/>
    </style:style>
    <style:style style:name="T6" style:family="text">
      <style:text-properties fo:language="ru" fo:country="RU"/>
    </style:style>
    <style:style style:name="T7" style:family="text">
      <style:text-properties fo:language="ru" fo:country="RU" officeooo:rsid="016147a2"/>
    </style:style>
    <style:style style:name="T8" style:family="text">
      <style:text-properties fo:language="ru" fo:country="RU" officeooo:rsid="01964a65"/>
    </style:style>
    <style:style style:name="T9" style:family="text">
      <style:text-properties fo:language="ru" fo:country="RU" officeooo:rsid="01985bf2"/>
    </style:style>
    <style:style style:name="T10" style:family="text">
      <style:text-properties fo:language="ru" fo:country="RU" officeooo:rsid="00fe647b"/>
    </style:style>
    <style:style style:name="T11" style:family="text">
      <style:text-properties fo:language="ru" fo:country="RU" officeooo:rsid="00fe944e"/>
    </style:style>
    <style:style style:name="T12" style:family="text">
      <style:text-properties fo:language="ru" fo:country="RU" officeooo:rsid="01025113"/>
    </style:style>
    <style:style style:name="T13" style:family="text">
      <style:text-properties fo:language="ru" fo:country="RU" officeooo:rsid="0103ea3e"/>
    </style:style>
    <style:style style:name="T14" style:family="text">
      <style:text-properties fo:language="ru" fo:country="RU" officeooo:rsid="01044c1d"/>
    </style:style>
    <style:style style:name="T15" style:family="text">
      <style:text-properties fo:language="ru" fo:country="RU" officeooo:rsid="0106e878"/>
    </style:style>
    <style:style style:name="T16" style:family="text">
      <style:text-properties fo:language="en" fo:country="US" officeooo:rsid="01985bf2"/>
    </style:style>
    <style:style style:name="T17" style:family="text">
      <style:text-properties officeooo:rsid="00f35bab"/>
    </style:style>
    <style:style style:name="T18" style:family="text">
      <style:text-properties officeooo:rsid="01003a25"/>
    </style:style>
    <style:style style:name="T19" style:family="text">
      <style:text-properties officeooo:rsid="0106e878"/>
    </style:style>
    <style:style style:name="T20" style:family="text">
      <style:text-properties officeooo:rsid="01097bd7"/>
    </style:style>
    <text:list-style style:name="L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7">М</text:span>ИНИСТЕРСТВО НАУКИ И ВЫСШЕГО ОБРАЗОВАНИЯ</text:p>
      <text:p text:style-name="P13">РОССИЙСКОЙ ФЕДЕРАЦИИ</text:p>
      <text:p text:style-name="P11"/>
      <text:p text:style-name="P11">ПЕНЗЕНСКИЙ ГОСУДАРСТВЕННЫЙ УНИВЕРСИТЕТ</text:p>
      <text:p text:style-name="P11"/>
      <text:p text:style-name="P11">Кафедра «Информационная безопасность систем и технологий»</text:p>
      <text:p text:style-name="P11"/>
      <text:p text:style-name="P11">Отчет о выполнении практических заданий</text:p>
      <text:p text:style-name="P4">по дисциплине «Организационное и правовое обеспечение информационной</text:p>
      <text:p text:style-name="P4">безопасности»</text:p>
      <text:p text:style-name="P4">на тему «Преступления в сфере компьютерной информации»</text:p>
      <text:p text:style-name="P4"/>
      <text:p text:style-name="P4"/>
      <text:p text:style-name="P4"/>
      <text:p text:style-name="P4"/>
      <text:p text:style-name="P4"/>
      <text:p text:style-name="P4"/>
      <text:p text:style-name="P4"/>
      <text:p text:style-name="P4"/>
      <text:p text:style-name="P10"><text:span text:style-name="T8">Выполнили студенты: </text:span><text:span text:style-name="T9">Гусев Д. А.</text:span></text:p>
      <text:p text:style-name="P6"><text:span text:style-name="T8">Группа: </text:span><text:span text:style-name="T16">21</text:span><text:span text:style-name="T9">ПИ1</text:span></text:p>
      <text:p text:style-name="P9">Принял: ст. преподаватель</text:p>
      <text:p text:style-name="P6"><text:span text:style-name="T9"><text:tab/> <text:s text:c="4"/></text:span><text:span text:style-name="T8">Щербакова А.Ю.</text:span></text:p>
      <text:p text:style-name="P9">Работа принята с оценкой ___________</text:p>
      <text:p text:style-name="P9">Дата ___________</text:p>
      <text:p text:style-name="P14"><text:s/></text:p>
      <text:p text:style-name="P6"/>
      <text:p text:style-name="P6"/>
      <text:p text:style-name="P7"/>
      <text:p text:style-name="P6"/>
      <text:p text:style-name="P6"/>
      <text:p text:style-name="P7"/>
      <text:p text:style-name="P6"/>
      <text:p text:style-name="P12"/>
      <text:p text:style-name="P8"/>
      <text:p text:style-name="P12"/>
      <text:p text:style-name="P12"/>
      <text:p text:style-name="P12">202<text:span text:style-name="T7">4</text:span></text:p>
      <text:p text:style-name="P3"><text:soft-page-break/><text:tab/>Задача</text:p>
      <text:p text:style-name="P16"><text:tab/>Петров использовал доработанный сотовый телефон – «сканер», который позволял производить звонки за чужой счет. Всего в течение шести месяцев Петров таким образом «израсходовал» 15 тыс.рублей.</text:p>
      <text:p text:style-name="P19"><text:tab/>Контрольные вопросы</text:p>
      <text:p text:style-name="P16"><text:tab/>Можно ли считать информацию, содержащуюся в сотовым телефоне, компьютерной информацией? Как соотносятся компьютерная информация и коммерческая тайна? Квалифицируйте содеянное Петровым.</text:p>
      <text:p text:style-name="P26"><text:tab/>Ответы на контрольные вопросы </text:p>
      <text:p text:style-name="P25"><text:tab/>1. Можно ли считать информацию, содержащуюся в сотовым телефоне, компьютерной информацией? - информацию, содержащуюся в сотовом телефоне, можно считать компьютерной информацией. Сотовый телефон является электронным устройством, которое хранит и обрабатывает данные, а значит, информация в нем может быть классифицирована как компьютерная информация.</text:p>
      <text:p text:style-name="P24"><text:span text:style-name="T3">2. </text:span>Как соотносятся компьютерная информация и коммерческая тайна? - <text:span text:style-name="T3">к</text:span>омпьютерная информация и коммерческая тайна могут пересекаться. Коммерческая тайна - это информация, которая имеет коммерческую ценность для организации и не подлежит раскрытию без согласия владельца. Если такая информация хранится или обрабатывается с помощью компьютера, она может быть классифицирована как компьютерная информация. Незаконное использование такой информации может рассматриваться как нарушение коммерческой тайны.</text:p>
      <text:p text:style-name="P24"><text:span text:style-name="T4">3. </text:span>Квалифицируйте содеянное Петровым. - Судя по описанию, действия Петрова могут быть квалифицированы как неправомерный доступ к компьютерной информации (Статья 272 УК РФ) и возможно создание, использование и распространение вредоносных компьютерных программ (Статья 273 УК РФ). Однако, окончательное решение о квалификации действий Петрова и применении конкретных статей Уголовного кодекса принимается <text:soft-page-break/>судом на основании всех обстоятельств дела, включая доказательства, представленные сторонами. </text:p>
      <text:p text:style-name="P18"><text:span text:style-name="T5"><text:tab/>Решение</text:span></text:p>
      <text:p text:style-name="P17"><text:tab/><text:span text:style-name="T19">Был сформирован состав правонарушения по 272 и 273 УКРФ. </text:span>Для классификации деяния Петрова в задачу были добавлены детали:</text:p>
      <text:p text:style-name="P20"><text:tab/><text:span text:style-name="T10">1. </text:span>Петров использовал доработанный сотовый телефон – «сканер», который позволял производить звонки за чужой счет. Этот «сканер» был специально разработан для обхода систем безопасности мобильных операторов, позволяя Петрову получить несанкционированный доступ к их услугам. Всего в течение шести месяцев Петров таким образом «израсходовал» 15 тыс.рублей. Кроме того, Петров распространял этот «сканер» среди своих знакомых, что привело к дополнительным потерям для мобильных операторов. </text:p>
      <text:p text:style-name="P20"><text:tab/><text:span text:style-name="T18">1</text:span><text:span text:style-name="T10">.</text:span><text:span text:style-name="T11">1</text:span> Статья 272 УК РФ “Неправомерный доступ к компьютерной информации”:</text:p>
      <text:p text:style-name="P20"><text:tab/>- Объектом являются общественные отношения, связанные с защитой прав и свобод человека и гражданина, общественной безопасности и общественного порядка от неправомерных посягательств с использованием компьютерной информации.</text:p>
      <text:p text:style-name="P20"><text:tab/>- Объективная сторона выражается в конкретных действиях Петрова, которые состоят в использовании доработанного сотового телефона – «сканера», позволяющего производить звонки за чужой счет. Это действие является неправомерным доступом к компьютерной информации.</text:p>
      <text:p text:style-name="P20"><text:tab/>- Субъектом является Петров, который достиг 16-летнего возраста и обладает специальными знаниями в области информационных технологий, позволяющими ему использовать доработанный сотовый телефон для производства звонков за чужой счет.</text:p>
      <text:p text:style-name="P20"><text:tab/>- Субъективная сторона выражается в умысле Петрова. Он осознавал общественную опасность своих действий, понимал их противоправный характер и желал их совершения.</text:p>
      <text:p text:style-name="P21"><text:soft-page-break/><text:tab/><text:span text:style-name="T18">1.</text:span><text:span text:style-name="T11">2</text:span> Статья 273 УК РФ “Создание, использование и распространение вредоносных компьютерных программ”</text:p>
      <text:p text:style-name="P21"><text:tab/>- Объектом являются общественные отношения, связанные с защитой прав и свобод человека и гражданина, общественной безопасности и общественного порядка от неправомерных посягательств с использованием вредоносных компьютерных программ.</text:p>
      <text:p text:style-name="P20"><text:tab/>- Объективная сторона выражается в конкретных действиях Петрова, которые состоят в создании и использовании доработанного сотового телефона – «сканера», позволяющего производить звонки за чужой счет, а также в его распространении среди знакомых.</text:p>
      <text:p text:style-name="P20"><text:tab/>- Субъектом является Петров, который достиг 16-летнего возраста и обладает специальными знаниями в области информационных технологий, позволяющими ему создавать, использовать и распространять вредоносные компьютерные программы.</text:p>
      <text:p text:style-name="P20"><text:tab/>- Субъективная сторона выражается в умысле Петрова. Он осознавал общественную опасность своих действий, понимал их противоправный характер и желал их совершения.</text:p>
      <text:p text:style-name="P27"><text:span text:style-name="T1"><text:tab/></text:span><text:span text:style-name="T2">2 Де</text:span><text:span text:style-name="T12">йствия Петрова были рассмотрены в контексте статей 272 и 273 </text:span><text:span text:style-name="T13">у</text:span><text:span text:style-name="T12">головного кодекса Российской Федерации: </text:span></text:p>
      <text:p text:style-name="P27"><text:span text:style-name="T12"><text:tab/></text:span><text:span text:style-name="T14">2.1 Статья 272 УК РФ “Неправомерный доступ к компьютерной информации”:</text:span></text:p>
      <text:p text:style-name="P27"><text:span text:style-name="T14"><text:tab/>- Действие: Петров использовал доработанный сотовый телефон – «сканер», который позволял производить звонки за чужой счет.</text:span></text:p>
      <text:p text:style-name="P27"><text:span text:style-name="T14"><text:tab/>- Квалификация: Действия Петрова могут быть квалифицированы как неправомерный доступ к компьютерной информации, если его действия привели к уничтожению, блокированию, модификации или копированию компьютерной информации.</text:span></text:p>
      <text:p text:style-name="P27"><text:span text:style-name="T14"><text:tab/>- Ущерб: В результате действий Петрова было «израсходовано» 15 тыс.рублей.</text:span></text:p>
      <text:p text:style-name="P27"><text:soft-page-break/><text:span text:style-name="T14"><text:tab/>- Ответственность: Если действия Петрова будут квалифицированы как неправомерный доступ к компьютерной информации, он может быть привлечен к уголовной ответственности в соответствии со статьей 272 УК РФ. Согласно этой статье, наказание может включать штраф в размере до двухсот тысяч рублей или в размере заработной платы или иного дохода осужденного за период до восемнадцати месяцев, либо обязательные работы на срок до четырехсот восьмидесяти часов, либо исправительные работы на срок до двух лет, либо лишение свободы на тот же срок.</text:span></text:p>
      <text:p text:style-name="P22"><text:span text:style-name="T20">2.2 </text:span>Статья 273 УК РФ “Создание, использование и распространение вредоносных компьютерных программ”:</text:p>
      <text:p text:style-name="P23"><text:tab/>- Действие: Петров использовал доработанный сотовый телефон – «сканер», который позволял производить звонки за чужой счет.</text:p>
      <text:p text:style-name="P23"><text:tab/>- Квалификация: Действия Петрова могут быть квалифицированы как создание, использование и распространение вредоносных компьютерных программ, если его действия привели к уничтожению, блокированию, модификации или копированию компьютерной информации или нейтрализации средств защиты компьютерной информации.</text:p>
      <text:p text:style-name="P22"><text:tab/>- Ущерб: В результате действий Петрова было «израсходовано» 15 тыс.рублей.</text:p>
      <text:p text:style-name="P22"><text:tab/>- Ответственность: Если действия Петрова будут квалифицированы как создание, использование и распространение вредоносных компьютерных программ, он может быть привлечен к уголовной ответственности в соответствии со статьей 273 УК РФ. Согласно этой статье, наказание может включать штраф в размере до пятисот тысяч рублей или в размере заработной платы или иного дохода осужденного за период до трех лет, либо обязательные работы на срок до четырехсот восьмидесяти часов, либо исправительные работы на срок до двух лет, либо лишение свободы на срок до пяти лет.</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tarSymbol" svg:font-family="Star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ГОСТ_5f_абзац_5f_Водолазов" style:display-name="ГОСТ_абзац_Водолазов" style:family="paragraph" style:parent-style-name="Standard" style:master-page-name="">
      <style:paragraph-properties fo:margin-left="0cm" fo:margin-right="0cm" fo:line-height="150%" fo:text-align="justify" style:justify-single-word="false" fo:orphans="2" fo:widows="2" fo:text-indent="1.251cm" style:auto-text-indent="false" style:page-number="auto"/>
      <style:text-properties style:font-name="Times New Roman3" fo:font-family="'Times New Roman'" style:font-style-name="Обычный" style:font-family-generic="roman" style:font-pitch="variable" fo:font-size="14pt"/>
    </style:style>
    <style:style style:name="ГОСТ_5f_заголовок_5f_Водолазов" style:display-name="ГОСТ_заголовок_Водолазов" style:family="paragraph" style:parent-style-name="Standard" style:next-style-name="ГОСТ_5f_абзац_5f_Водолазов">
      <style:paragraph-properties fo:line-height="150%" fo:text-align="center" style:justify-single-word="false"/>
      <style:text-properties fo:font-variant="normal" fo:text-transform="none" style:font-name="Times New Roman3" fo:font-family="'Times New Roman'" style:font-style-name="Обычный" style:font-family-generic="roman" style:font-pitch="variable" fo:font-size="14pt"/>
    </style:style>
    <style:style style:name="ГОСТ_5f_подрисун_5f_надпись_5f_Водолазов" style:display-name="ГОСТ_подрисун_надпись_Водолазов" style:family="paragraph" style:parent-style-name="Standard" style:next-style-name="ГОСТ_5f_абзац_5f_Водолазов">
      <style:paragraph-properties fo:margin-left="0cm" fo:margin-right="0cm" fo:line-height="150%" fo:text-align="center" style:justify-single-word="false" fo:text-indent="0cm" style:auto-text-indent="false"/>
      <style:text-properties fo:font-size="14pt"/>
    </style:style>
    <style:style style:name="ГОСТ_5f_рисунок_5f_Водолазов" style:display-name="ГОСТ_рисунок_Водолазов" style:family="paragraph" style:parent-style-name="Standard" style:next-style-name="ГОСТ_5f_подрисун_5f_надпись_5f_Водолазов" style:master-page-name="">
      <style:paragraph-properties fo:line-height="150%" fo:text-align="center" style:justify-single-word="false" style:page-number="auto" fo:keep-with-next="always"/>
      <style:text-properties style:font-name="Times New Roman3"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ГОСТ_5f_основной_5f_текст_5f_Водолазов" style:display-name="ГОСТ_основной_текст_Водолазов" style:family="paragraph" style:parent-style-name="Standard" style:master-page-name="">
      <style:paragraph-properties fo:margin-left="0cm" fo:margin-right="0cm" fo:margin-top="0cm" fo:margin-bottom="0cm" style:contextual-spacing="false" fo:line-height="150%" fo:text-align="justify" style:justify-single-word="false" fo:orphans="2" fo:widows="2" fo:text-indent="1.251cm" style:auto-text-indent="false" style:page-number="auto"/>
      <style:text-properties style:font-name="Times New Roman3" fo:font-family="'Times New Roman'" style:font-style-name="Обычный" style:font-family-generic="roman" style:font-pitch="variable" fo:font-size="14pt"/>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ru" fo:country="RU"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ГОСТ_5f_таблица_5f_Водолазов" style:display-name="ГОСТ_таблица_Водолазов" style:family="paragraph" style:parent-style-name="ГОСТ_5f_основной_5f_текст_5f_Водолазов" style:master-page-name="">
      <style:paragraph-properties fo:margin-left="0cm" fo:margin-right="0cm" fo:text-align="center" style:justify-single-word="false" fo:text-indent="0cm" style:auto-text-indent="false" style:page-number="auto"/>
      <style:text-properties fo:font-size="12pt"/>
    </style:style>
    <style:style style:name="ГОСТ_5f_заголовок2_5f_Водолазов" style:display-name="ГОСТ_заголовок2_Водолазов" style:family="paragraph" style:parent-style-name="ГОСТ_5f_заголовок_5f_Водолазов"/>
    <style:style style:name="ГОСТ_5f_Заголовок_5f_Раздела_5f_Водолазов" style:display-name="ГОСТ_Заголовок_Раздела_Водолазов" style:family="paragraph" style:parent-style-name="ГОСТ_5f_заголовок_5f_Водолазов" style:next-style-name="ГОСТ_5f_абзац_5f_Водолазов" style:master-page-name="">
      <style:paragraph-properties fo:margin-top="0cm" fo:margin-bottom="0.84cm" style:contextual-spacing="false" style:page-number="auto" fo:break-befor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ГОСТ_5f_основной_5f_текст_5f_Гарынов" style:display-name="ГОСТ_основной_текст_Гарынов" style:family="paragraph" style:master-page-name="">
      <style:paragraph-properties fo:margin-left="0cm" fo:margin-right="0cm" fo:line-height="150%" fo:text-align="justify" style:justify-single-word="false" fo:text-indent="1.251cm" style:auto-text-indent="false" style:page-number="auto" style:writing-mode="lr-tb">
        <style:tab-stops/>
      </style:paragraph-properties>
      <style:text-properties style:font-name="Times New Roman3" fo:font-family="'Times New Roman'" style:font-style-name="Обычный" style:font-family-generic="roman" style:font-pitch="variable" fo:font-size="14pt"/>
    </style:style>
    <style:style style:name="ГОСТ_5f_заголовок_5f_раздела_5f_Гарынов" style:display-name="ГОСТ_заголовок_раздела_Гарынов" style:family="paragraph" style:parent-style-name="ГОСТ_5f_основной_5f_текст_5f_Гарынов" style:default-outline-level="" style:list-style-name="Numbering_20_123" style:master-page-name="">
      <style:paragraph-properties fo:margin-left="0cm" fo:margin-right="0cm" fo:margin-top="0cm" fo:margin-bottom="0.84cm" style:contextual-spacing="false" fo:line-height="150%" fo:text-align="center" style:justify-single-word="false" fo:text-indent="0cm" style:auto-text-indent="false" style:page-number="auto" fo:break-before="page" fo:keep-with-next="always" text:number-lines="true" text:line-number="1" style:vertical-align="auto" style:snap-to-layout-grid="false" style:writing-mode="lr-tb"/>
      <style:text-properties style:font-name="Times New Roman3" fo:font-family="'Times New Roman'" style:font-style-name="Обычный" style:font-family-generic="roman" style:font-pitch="variable" fo:font-size="14pt" fo:font-weight="normal"/>
    </style:style>
    <style:style style:name="ГОСТ_5f_Обычный_5f_Гусев_20_Данила_20_Александрович_20_21ПИ1" style:display-name="ГОСТ_Обычный_Гусев Данила Александрович 21ПИ1" style:family="paragraph" style:next-style-name="Standard">
      <style:paragraph-properties fo:margin-left="0cm" fo:margin-right="0cm" fo:line-height="150%" fo:text-align="center" style:justify-single-word="false" fo:text-indent="1.251cm" style:auto-text-indent="false">
        <style:tab-stops/>
      </style:paragraph-properties>
      <style:text-properties style:font-name="Times New Roman3" fo:font-family="'Times New Roman'" style:font-style-name="Обычный" style:font-family-generic="roman" style:font-pitch="variable" fo:font-size="14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Character_5f_20_5f_style" style:display-name="Character_20_style"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complex="Times New Roman2" style:font-family-complex="'Times New Roman'" style:font-family-generic-complex="system" style:font-pitch-complex="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complex="Times New Roman2" style:font-family-complex="'Times New Roman'" style:font-family-generic-complex="system" style:font-pitch-complex="variable"/>
    </style:style>
    <style:style style:name="ListLabel_20_48" style:display-name="ListLabel 48" style:family="text">
      <style:text-properties style:font-name-complex="Times New Roman2" style:font-family-complex="'Times New Roman'" style:font-family-generic-complex="system" style:font-pitch-complex="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complex="Times New Roman2" style:font-family-complex="'Times New Roman'" style:font-family-generic-complex="system" style:font-pitch-complex="variable"/>
    </style:style>
    <style:style style:name="ListLabel_20_59" style:display-name="ListLabel 59"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style:num-pre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ГОСТ_5f_нумерация_5f_разделов_5f_Водолазов" style:display-name="ГОСТ_нумерация_разделов_Водолазов">
      <text:list-level-style-number text:level="1" loext:num-list-format="%1%" style:num-format="1">
        <style:list-level-properties text:list-level-position-and-space-mode="label-alignment">
          <style:list-level-label-alignment text:label-followed-by="listtab" fo:text-indent="1.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499cm" fo:text-indent="1.25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2.499cm" fo:text-indent="1.251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2.499cm" fo:text-indent="1.251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2.499cm" fo:text-indent="1.251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499cm" fo:text-indent="1.251cm"/>
        </style:list-level-properties>
      </text:list-level-style-number>
      <text:list-level-style-number text:level="7" loext:num-list-format="%7%" style:num-format="1">
        <style:list-level-properties text:list-level-position-and-space-mode="label-alignment">
          <style:list-level-label-alignment text:label-followed-by="listtab" text:list-tab-stop-position="2.499cm" fo:text-indent="1.251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499cm" fo:text-indent="1.251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499cm" fo:text-indent="1.2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499cm" fo:text-indent="1.251cm"/>
        </style:list-level-properties>
      </text:list-level-style-number>
    </text:list-style>
    <text:list-style style:name="ГОСТ_5f_нумерация_5f_рисунков_5f_Водолазов" style:display-name="ГОСТ_нумерация_рисунков_Водолазов" text:consecutive-numbering="true">
      <text:list-level-style-number text:level="1" text:style-name="Numbering_20_Symbols" loext:num-list-format="Рисунок %1%—" style:num-prefix="Рисунок "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Рисунок %2%—" style:num-prefix="Рисунок " style:num-suffix="—" style:num-format="1">
        <style:list-level-properties text:list-level-position-and-space-mode="label-alignment">
          <style:list-level-label-alignment text:label-followed-by="space" fo:text-indent="-0.654cm" fo:margin-left="1.905cm"/>
        </style:list-level-properties>
      </text:list-level-style-number>
      <text:list-level-style-number text:level="3" text:style-name="Numbering_20_Symbols" loext:num-list-format="Рисунок %3%—" style:num-prefix="Рисунок " style:num-suffix="—" style:num-format="1">
        <style:list-level-properties text:list-level-position-and-space-mode="label-alignment">
          <style:list-level-label-alignment text:label-followed-by="space" fo:text-indent="-1.289cm" fo:margin-left="2.54cm"/>
        </style:list-level-properties>
      </text:list-level-style-number>
      <text:list-level-style-number text:level="4" text:style-name="Numbering_20_Symbols" loext:num-list-format="Рисунок %4%—" style:num-prefix="Рисунок " style:num-suffix="—" style:num-format="1">
        <style:list-level-properties text:list-level-position-and-space-mode="label-alignment">
          <style:list-level-label-alignment text:label-followed-by="space" fo:text-indent="-1.924cm" fo:margin-left="3.175cm"/>
        </style:list-level-properties>
      </text:list-level-style-number>
      <text:list-level-style-number text:level="5" text:style-name="Numbering_20_Symbols" loext:num-list-format="Рисунок %5%—" style:num-prefix="Рисунок " style:num-suffix="—" style:num-format="1">
        <style:list-level-properties text:list-level-position-and-space-mode="label-alignment">
          <style:list-level-label-alignment text:label-followed-by="space" fo:text-indent="-2.559cm" fo:margin-left="3.81cm"/>
        </style:list-level-properties>
      </text:list-level-style-number>
      <text:list-level-style-number text:level="6" text:style-name="Numbering_20_Symbols" loext:num-list-format="Рисунок %6%—" style:num-prefix="Рисунок " style:num-suffix="—" style:num-format="1">
        <style:list-level-properties text:list-level-position-and-space-mode="label-alignment">
          <style:list-level-label-alignment text:label-followed-by="space" fo:text-indent="-3.194cm" fo:margin-left="4.445cm"/>
        </style:list-level-properties>
      </text:list-level-style-number>
      <text:list-level-style-number text:level="7" text:style-name="Numbering_20_Symbols" loext:num-list-format="Рисунок %7%—" style:num-prefix="Рисунок " style:num-suffix="—" style:num-format="1">
        <style:list-level-properties text:list-level-position-and-space-mode="label-alignment">
          <style:list-level-label-alignment text:label-followed-by="space" fo:text-indent="-3.829cm" fo:margin-left="5.08cm"/>
        </style:list-level-properties>
      </text:list-level-style-number>
      <text:list-level-style-number text:level="8" text:style-name="Numbering_20_Symbols" loext:num-list-format="Рисунок %8%—" style:num-prefix="Рисунок " style:num-suffix="—" style:num-format="1">
        <style:list-level-properties text:list-level-position-and-space-mode="label-alignment">
          <style:list-level-label-alignment text:label-followed-by="space" fo:text-indent="-4.464cm" fo:margin-left="5.715cm"/>
        </style:list-level-properties>
      </text:list-level-style-number>
      <text:list-level-style-number text:level="9" text:style-name="Numbering_20_Symbols" loext:num-list-format="Рисунок %9%—" style:num-prefix="Рисунок " style:num-suffix="—" style:num-format="1">
        <style:list-level-properties text:list-level-position-and-space-mode="label-alignment">
          <style:list-level-label-alignment text:label-followed-by="space" fo:text-indent="-5.099cm" fo:margin-left="6.35cm"/>
        </style:list-level-properties>
      </text:list-level-style-number>
      <text:list-level-style-number text:level="10" text:style-name="Numbering_20_Symbols" loext:num-list-format="Рисунок %10%—" style:num-prefix="Рисунок " style:num-suffix="—" style:num-format="1">
        <style:list-level-properties text:list-level-position-and-space-mode="label-alignment">
          <style:list-level-label-alignment text:label-followed-by="space" fo:text-indent="-5.734cm" fo:margin-left="6.985cm"/>
        </style:list-level-properties>
      </text:list-level-style-number>
    </text:list-style>
    <text:list-style style:name="ГОСТ_5f_перечисление_5f_Водолазов" style:display-name="ГОСТ_перечисление_Водолазов">
      <text:list-level-style-number text:level="1" text:style-name="Numbering_20_Symbols" loext:num-list-format="%1%)" style:num-suffix=")" style:num-format="а, б, .., аа, аб, ... (ru)">
        <style:list-level-properties text:list-level-position-and-space-mode="label-alignment">
          <style:list-level-label-alignment text:label-followed-by="listtab"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75cm" fo:text-indent="2.499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ГОСТ_5f_Спиок_5f_" style:display-name="ГОСТ_Спиок_">
      <text:list-level-style-number text:level="1" text:style-name="Character_5f_20_5f_style" loext:num-list-format="%1%" style:num-format="1" text:start-value="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Character_5f_20_5f_style" loext:num-list-format="%1%.%2%" style:num-format="1" text:display-levels="2">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3" text:style-name="Character_5f_20_5f_style" loext:num-list-format="%3%" style:num-format="i">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Character_5f_20_5f_style" loext:num-list-format="%5%" style:num-format="a" style:num-letter-sync="true">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6" text:style-name="Character_5f_20_5f_style" loext:num-list-format="%6%" style:num-format="i">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8" text:style-name="Character_5f_20_5f_style" loext:num-list-format="%8%" style:num-format="a" style:num-letter-sync="true">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9" text:style-name="Character_5f_20_5f_style" loext:num-list-format="%9%" style:num-format="i">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style>
    <text:list-style style:name="WWNum1a">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Обычный" style:font-family-generic="roman" style:font-pitch="variable" style:font-charset="x-symbol"/>
      </text:list-level-style-bullet>
      <text:list-level-style-number text:level="3" text:style-name="ListLabel_20_2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Обычный" style:font-family-generic="roman" style:font-pitch="variable" style:font-charset="x-symbol"/>
      </text:list-level-style-bullet>
      <text:list-level-style-number text:level="3" text:style-name="ListLabel_20_28"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1"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4"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Обычный" style:font-family-generic="roman" style:font-pitch="variable" style:font-charset="x-symbol"/>
      </text:list-level-style-bullet>
      <text:list-level-style-number text:level="3" text:style-name="ListLabel_20_36"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8"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9"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1"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2"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4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Обычный" style:font-family-generic="roman" style:font-pitch="variable" style:font-charset="x-symbol"/>
      </text:list-level-style-bullet>
      <text:list-level-style-number text:level="3" text:style-name="ListLabel_20_44"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6"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7"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9"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0"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5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Обычный" style:font-family-generic="roman" style:font-pitch="variable" style:font-charset="x-symbol"/>
      </text:list-level-style-bullet>
      <text:list-level-style-number text:level="3" text:style-name="ListLabel_20_5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5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5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5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Обычный" style:font-family-generic="roman" style:font-pitch="variable" style:font-charset="x-symbol"/>
      </text:list-level-style-bullet>
      <text:list-level-style-number text:level="3" text:style-name="ListLabel_20_6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0" number:min-decimal-places="0" number:min-integer-digits="1" number:grouping="true"/>
      <number:text> </number:text>
      <number:currency-symbol number:language="ru" number:country="RU">р.</number:currency-symbol>
    </number:currency-style>
    <number:currency-style style:name="N115">
      <number:text>-</number:text>
      <number:number number:decimal-places="0" number:min-decimal-places="0" number:min-integer-digits="1" number:grouping="true"/>
      <number:text> </number:text>
      <number:currency-symbol number:language="ru" number:country="RU">р.</number:currency-symbol>
      <style:map style:condition="value()&gt;=0" style:apply-style-name="N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imes New Roman1" fo:font-size="12pt" officeooo:paragraph-rsid="0023dbba" style:font-size-asian="12pt" style:font-size-complex="12pt"/>
    </style:style>
    <style:style style:name="MP2" style:family="paragraph" style:parent-style-name="Footer">
      <style:paragraph-properties fo:text-align="center" style:justify-single-word="false"/>
      <style:text-properties style:font-name="Times New Roman1" fo:font-size="14pt" fo:language="ru" fo:country="RU" officeooo:rsid="000c203b" officeooo:paragraph-rsid="000c203b" style:font-size-asian="14pt" style:font-size-complex="14pt"/>
    </style:style>
    <style:style style:name="MP3" style:family="paragraph" style:parent-style-name="ГОСТ_5f_Обычный_5f_Гусев_20_Данила_20_Александрович_20_21ПИ1">
      <style:paragraph-properties fo:margin-left="0cm" fo:margin-right="0cm" fo:text-indent="0cm" style:auto-text-indent="false"/>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ГОСТ_5f_обычная_5f_страница_5f_Водолазов" style:display-name="ГОСТ_обычная_страница_Водолазов" style:page-layout-name="Mpm9" draw:style-name="Mdp1">
      <style:footer>
        <text:p text:style-name="MP1"><text:page-number text:select-page="current">0</text:page-number></text:p>
      </style:footer>
    </style:master-page>
    <style:master-page style:name="ГОСТ_5f_первая_5f_страница_5f_Водолазов" style:display-name="ГОСТ_первая_страница_Водолазов" style:page-layout-name="Mpm1" draw:style-name="Mdp1" style:next-style-name="ГОСТ_5f_обычная_5f_страница_5f_Водолазов"/>
    <style:master-page style:name="ГОСТ_5f_обычная_5f_страница_5f_книжная_5f_Гарынов" style:display-name="ГОСТ_обычная_страница_книжная_Гарынов" style:page-layout-name="Mpm9" draw:style-name="Mdp1">
      <style:footer>
        <text:p text:style-name="MP2"><text:page-number text:select-page="current">0</text:page-number></text:p>
      </style:footer>
    </style:master-page>
    <style:master-page style:name="ГОСТ_5f_Первая_20_Страница_5f__20_Гусев_20_Данила_20_Александрович_20_21ПИ1" style:display-name="ГОСТ_Первая Страница_ Гусев Данила Александрович 21ПИ1" style:page-layout-name="Mpm10" draw:style-name="Mdp1" style:next-style-name="ГОСТ_5f_Обычный_5f_Гусев_20_Данила_20_Александрович_20_21ПИ1"/>
    <style:master-page style:name="ГОСТ_5f_Обычный_5f_Гусев_20_Данила_20_Александрович_20_21ПИ1" style:display-name="ГОСТ_Обычный_Гусев Данила Александрович 21ПИ1" style:page-layout-name="Mpm11" draw:style-name="Mdp1">
      <style:footer>
        <text:p text:style-name="MP3"><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4-23T13:10:22.615000000</dc:date>
    <meta:editing-duration>P2DT15H31M24S</meta:editing-duration>
    <meta:editing-cycles>161</meta:editing-cycles>
    <meta:generator>LibreOffice/24.2.0.3$Windows_X86_64 LibreOffice_project/da48488a73ddd66ea24cf16bbc4f7b9c08e9bea1</meta:generator>
    <meta:print-date>2024-04-23T13:08:07.612000000</meta:print-date>
    <meta:printed-by>Файлы PDF</meta:printed-by>
    <meta:document-statistic meta:table-count="0" meta:image-count="0" meta:object-count="0" meta:page-count="5" meta:paragraph-count="51" meta:word-count="887" meta:character-count="7094" meta:non-whitespace-character-count="6211"/>
  </office:meta>
</office:document-meta>
</file>